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cm" svg:height="4.5cm" svg:x="1.4cm" svg:y="4.8cm">
          <draw:glue-point draw:id="4" svg:x="5cm" svg:y="-2.555cm"/>
          <draw:glue-point draw:id="5" svg:x="5cm" svg:y="2.777cm"/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4.5cm" svg:x="9.162cm" svg:y="4.8cm">
          <draw:glue-point draw:id="4" svg:x="-5cm" svg:y="-2.555cm"/>
          <draw:glue-point draw:id="5" svg:x="-5cm" svg:y="2.777cm"/>
          <text:p text:style-name="P2"><text:span text:style-name="T2">Camino de</text:span></text:p>
          <text:p text:style-name="P2"><text:span text:style-name="T2">dato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7cm" svg:y1="5.901cm" svg:x2="9.162cm" svg:y2="5.901cm" draw:start-shape="id1" draw:start-glue-point="4" draw:end-shape="id2" draw:end-glue-point="4" svg:d="m6700 5901h2462">
          <text:p/>
        </draw:connector>
        <draw:connector draw:style-name="gr3" draw:text-style-name="P3" draw:layer="layout" svg:x1="9.162cm" svg:y1="8.299cm" svg:x2="6.7cm" svg:y2="8.299cm" draw:start-shape="id2" draw:start-glue-point="5" draw:end-shape="id1" draw:end-glue-point="5" svg:d="m9162 8299h-2462">
          <text:p/>
        </draw:connector>
        <draw:frame draw:style-name="gr4" draw:text-style-name="P4" draw:layer="layout" svg:width="1.8cm" svg:height="0.683cm" svg:x="6.9cm" svg:y="5.217cm">
          <draw:text-box>
            <text:p text:style-name="P4"><text:span text:style-name="T3">Control</text:span></text:p>
          </draw:text-box>
        </draw:frame>
        <draw:frame draw:style-name="gr4" draw:text-style-name="P4" draw:layer="layout" svg:width="1.8cm" svg:height="0.683cm" svg:x="7.1cm" svg:y="7.617cm">
          <draw:text-box>
            <text:p text:style-name="P4"><text:span text:style-name="T3">Estado</text:span></text:p>
          </draw:text-box>
        </draw:frame>
        <draw:connector draw:style-name="gr5" draw:text-style-name="P5" draw:layer="layout" svg:x1="11.81cm" svg:y1="2.684cm" svg:x2="11.812cm" svg:y2="4.8cm" draw:end-shape="id2" draw:end-glue-point="0" svg:d="m11810 2684v808h2v1308">
          <text:p/>
        </draw:connector>
        <draw:connector draw:style-name="gr5" draw:text-style-name="P5" draw:layer="layout" svg:x1="11.812cm" svg:y1="9.3cm" svg:x2="11.81cm" svg:y2="11.236cm" draw:start-shape="id2" draw:start-glue-point="2" svg:d="m11812 9300v1219h-2v717">
          <text:p/>
        </draw:connector>
        <draw:frame draw:style-name="gr4" draw:text-style-name="P6" draw:layer="layout" svg:width="3.7cm" svg:height="0.683cm" svg:x="10.4cm" svg:y="2cm">
          <draw:text-box>
            <text:p text:style-name="P6"><text:span text:style-name="T4">Datos de entrada</text:span></text:p>
          </draw:text-box>
        </draw:frame>
        <draw:frame draw:style-name="gr4" draw:text-style-name="P6" draw:layer="layout" svg:width="3.7cm" svg:height="0.683cm" svg:x="10.1cm" svg:y="11.317cm">
          <draw:text-box>
            <text:p text:style-name="P6"><text:span text:style-name="T4">Datos de sali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7T08:00:21</meta:creation-date>
    <dc:date>2012-05-07T08:18:15</dc:date>
    <meta:editing-duration>PT16M41S</meta:editing-duration>
    <meta:editing-cycles>7</meta:editing-cycles>
    <meta:generator>LibreOffice/3.5$Linux_x86 LibreOffice_project/350m1$Build-2</meta:generator>
    <meta:document-statistic meta:object-count="10"/>
  </office:meta>
</office:document-meta>
</file>